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200%" fo:text-align="center" style:justify-single-word="false" style:page-number="auto"/>
    </style:style>
    <style:style style:name="P2" style:family="paragraph" style:parent-style-name="Standard" style:list-style-name="WWNum1">
      <style:paragraph-properties fo:margin-top="0in" fo:margin-bottom="0in" style:contextual-spacing="true" fo:line-height="100%" fo:text-align="justify" style:justify-single-word="false"/>
      <style:text-properties officeooo:paragraph-rsid="001b4990"/>
    </style:style>
    <style:style style:name="P3" style:family="paragraph" style:parent-style-name="List_20_Paragraph">
      <style:paragraph-properties fo:line-height="200%" fo:text-align="justify" style:justify-single-word="false"/>
    </style:style>
    <style:style style:name="P4" style:family="paragraph" style:parent-style-name="List_20_Paragraph" style:list-style-name="WWNum1">
      <style:paragraph-properties fo:line-height="200%" fo:text-align="justify" style:justify-single-word="false"/>
    </style:style>
    <style:style style:name="P5" style:family="paragraph" style:parent-style-name="List_20_Paragraph" style:list-style-name="WWNum2">
      <style:paragraph-properties fo:line-height="200%" fo:text-align="justify" style:justify-single-word="false"/>
    </style:style>
    <style:style style:name="P6" style:family="paragraph" style:parent-style-name="List_20_Paragraph" style:list-style-name="WWNum2">
      <style:paragraph-properties fo:line-height="200%" fo:text-align="justify" style:justify-single-word="false"/>
      <style:text-properties officeooo:paragraph-rsid="001b4990"/>
    </style:style>
    <style:style style:name="P7" style:family="paragraph" style:parent-style-name="List_20_Paragraph">
      <style:paragraph-properties fo:margin-left="0.75in" fo:margin-right="0in" fo:line-height="200%" fo:text-align="justify" style:justify-single-word="false" fo:text-indent="0in" style:auto-text-indent="false"/>
    </style:style>
    <style:style style:name="P8" style:family="paragraph" style:parent-style-name="List_20_Paragraph" style:list-style-name="WWNum1">
      <style:paragraph-properties fo:margin-top="0in" fo:margin-bottom="0.111in" style:contextual-spacing="true" fo:line-height="200%" fo:text-align="justify" style:justify-single-word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officeooo:rsid="001b4990"/>
    </style:style>
    <style:style style:name="T3" style:family="text">
      <style:text-properties style:font-name="Tahoma" fo:font-size="13pt" style:font-size-asian="13pt" style:font-name-complex="Tahoma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TTER OF APPRECIATION</text:span></text:p>
      <text:list xml:id="list841924086170629323" text:style-name="WWNum1">
        <text:list-item>
          <text:p text:style-name="P4">I would like to extend my appreciation for the amazing work done by you as a CNC programmer. The endless hours that you have spent working on various project and the professionalism that you have portrayed has impressed the management immensely. Particularly your self-motivation <text:span text:style-name="T2">contribution</text:span> in the following events are <text:span text:style-name="T2">praise</text:span> worthy:</text:p>
        </text:list-item>
      </text:list>
      <text:p text:style-name="P3"/>
      <text:p text:style-name="P3"/>
      <text:list xml:id="list4738577880527131676" text:style-name="WWNum2">
        <text:list-item>
          <text:p text:style-name="P6"><text:span text:style-name="T2">Your are the o</text:span>nly responsible <text:span text:style-name="T2">officer</text:span> for reading and interpreting design to CNC programs specially for KSY rubber factory's various mold making and various complex shape <text:span text:style-name="T2">production</text:span>. <text:span text:style-name="T2">your</text:span> experienced on AutoCAD and Fast CAM software <text:span text:style-name="T2">made the operation and functioning of rubber workshop very smooth</text:span>. <text:span text:style-name="T2">It was a must have requirement.</text:span></text:p>
        </text:list-item>
      </text:list>
      <text:p text:style-name="P3"/>
      <text:list xml:id="list104126607448344" text:continue-numbering="true" text:style-name="WWNum2">
        <text:list-item>
          <text:p text:style-name="P5"><text:span text:style-name="T2">R</text:span>e-nesting all CNC programs for Hi-<text:span text:style-name="T2">S</text:span>peed <text:span text:style-name="T2">B</text:span>oat project. <text:span text:style-name="T2">The</text:span> program come from aboard and contain<text:span text:style-name="T2">ed</text:span> technical problem. <text:span text:style-name="T2">Your contribution is solving the problem and saved huge time and the project successfully moved forward.</text:span></text:p>
        </text:list-item>
      </text:list>
      <text:p text:style-name="P7"/>
      <text:list xml:id="list104125702263948" text:continue-numbering="true" text:style-name="WWNum2">
        <text:list-item>
          <text:p text:style-name="P5">Above all making a store management software for plater shop sub-store. Which is trace-out and calculation of all machinery and tools for organize plater shop sub-store. </text:p>
        </text:list-item>
      </text:list>
      <text:p text:style-name="P7"/>
      <text:p text:style-name="P7"/>
      <text:list xml:id="list104125749028443" text:continue-list="list841924086170629323" text:style-name="WWNum1">
        <text:list-item>
          <text:p text:style-name="P2"><text:span text:style-name="T3">We follow each project very keenly as its success is important to us. We believe that your diligence, self-motivation and focus would be a source of inspiration and motivation for officers and workers of KSY. We found that your whole hearted dedication was beyond your regular call of duty.</text:span></text:p>
        </text:list-item>
      </text:list>
      <text:p text:style-name="P3"/>
      <text:list xml:id="list104126319041019" text:continue-numbering="true" text:style-name="WWNum1">
        <text:list-item>
          <text:p text:style-name="P4">Please accept my sincerest gratitude for your contribution for the project and with that you would keep up the same in future too.</text:p>
        </text:list-item>
      </text:list>
      <text:p text:style-name="P3"><text:soft-page-break/></text:p>
      <text:list xml:id="list104126713939234" text:continue-numbering="true" text:style-name="WWNum1">
        <text:list-item>
          <text:p text:style-name="P8">One copy of this appreciation letter will be preserved in your personal file for future referenc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01:54:00</meta:creation-date>
    <meta:initial-creator>CNC</meta:initial-creator>
    <dc:language>en-US</dc:language>
    <dc:date>2020-06-18T10:41:25.577870224</dc:date>
    <meta:editing-cycles>4</meta:editing-cycles>
    <meta:editing-duration>PT38S</meta:editing-duration>
    <meta:generator>LibreOffice/4.2.8.2$Linux_X86_64 LibreOffice_project/420m0$Build-2</meta:generator>
    <meta:document-statistic meta:table-count="0" meta:image-count="0" meta:object-count="0" meta:page-count="2" meta:paragraph-count="8" meta:word-count="260" meta:character-count="1612" meta:non-whitespace-character-count="1365"/>
    <meta:template xlink:type="simple" xlink:actuate="onRequest" xlink:title="Normal.dotm" xlink:href=""/>
  </office:meta>
</office:document-meta>
</file>